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Verdana, Tahoma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rw-din" svg:font-family="urw-din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afa13" officeooo:paragraph-rsid="001afa13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fa13" officeooo:paragraph-rsid="001afa13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7683e" officeooo:paragraph-rsid="0027683e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95dcd" officeooo:paragraph-rsid="00295dc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95dcd" officeooo:paragraph-rsid="00295dcd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bold" officeooo:rsid="001afa13" officeooo:paragraph-rsid="001afa13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1afa13" officeooo:paragraph-rsid="001afa13" style:font-size-asian="14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bold" officeooo:rsid="001c8e67" officeooo:paragraph-rsid="001c8e67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bold" officeooo:rsid="001c8e67" officeooo:paragraph-rsid="001c8e67" style:font-size-asian="14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bold" officeooo:rsid="001d2c92" officeooo:paragraph-rsid="001d2c92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d2c92" officeooo:paragraph-rsid="001d2c92" style:font-size-asian="14pt" style:font-weight-asian="bold" style:font-size-complex="16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bold" officeooo:rsid="001c8e67" officeooo:paragraph-rsid="001c8e67" style:font-size-asian="16pt" style:font-weight-asian="bold" style:font-size-complex="16pt" style:font-weight-complex="bold"/>
    </style:style>
    <style:style style:name="P13" style:family="paragraph" style:parent-style-name="Text_20_body" style:list-style-name="L2">
      <style:paragraph-properties fo:text-align="start" style:justify-single-word="false"/>
      <style:text-properties fo:font-size="16pt" fo:font-weight="bold" officeooo:rsid="001fefe9" officeooo:paragraph-rsid="001fefe9" style:font-size-asian="16pt" style:font-weight-asian="bold" style:font-size-complex="16pt" style:font-weight-complex="bold"/>
    </style:style>
    <style:style style:name="P14" style:family="paragraph" style:parent-style-name="Text_20_body" style:list-style-name="L2">
      <style:paragraph-properties fo:text-align="start" style:justify-single-word="false"/>
      <style:text-properties fo:font-size="16pt" fo:font-weight="bold" officeooo:rsid="0021addd" officeooo:paragraph-rsid="0021addd" style:font-size-asian="16pt" style:font-weight-asian="bold" style:font-size-complex="16pt" style:font-weight-complex="bold"/>
    </style:style>
    <style:style style:name="P15" style:family="paragraph" style:parent-style-name="Text_20_body" style:list-style-name="L2">
      <style:paragraph-properties fo:text-align="start" style:justify-single-word="false"/>
      <style:text-properties fo:font-size="16pt" fo:font-weight="bold" officeooo:rsid="0023257b" officeooo:paragraph-rsid="0023257b" style:font-size-asian="16pt" style:font-weight-asian="bold" style:font-size-complex="16pt" style:font-weight-complex="bold"/>
    </style:style>
    <style:style style:name="P16" style:family="paragraph" style:parent-style-name="Text_20_body" style:list-style-name="L2">
      <style:paragraph-properties fo:text-align="start" style:justify-single-word="false"/>
      <style:text-properties fo:font-size="16pt" fo:font-weight="bold" officeooo:rsid="0027683e" officeooo:paragraph-rsid="0027683e" style:font-size-asian="16pt" style:font-weight-asian="bold" style:font-size-complex="16pt" style:font-weight-complex="bold"/>
    </style:style>
    <style:style style:name="P17" style:family="paragraph" style:parent-style-name="Text_20_body" style:list-style-name="L2">
      <style:paragraph-properties fo:text-align="start" style:justify-single-word="false"/>
      <style:text-properties fo:font-size="16pt" fo:font-weight="normal" officeooo:rsid="001fefe9" officeooo:paragraph-rsid="001fefe9" style:font-size-asian="16pt" style:font-weight-asian="normal" style:font-size-complex="16pt" style:font-weight-complex="normal"/>
    </style:style>
    <style:style style:name="P18" style:family="paragraph" style:parent-style-name="Text_20_body" style:list-style-name="L2">
      <style:paragraph-properties fo:text-align="start" style:justify-single-word="false"/>
      <style:text-properties fo:font-size="16pt" fo:font-weight="normal" officeooo:rsid="0021addd" officeooo:paragraph-rsid="0021addd" style:font-size-asian="16pt" style:font-weight-asian="normal" style:font-size-complex="16pt" style:font-weight-complex="normal"/>
    </style:style>
    <style:style style:name="P19" style:family="paragraph" style:parent-style-name="Text_20_body" style:list-style-name="L2">
      <style:paragraph-properties fo:text-align="start" style:justify-single-word="false"/>
      <style:text-properties fo:font-size="16pt" fo:font-weight="normal" officeooo:rsid="0027683e" officeooo:paragraph-rsid="0027683e" style:font-size-asian="16pt" style:font-weight-asian="normal" style:font-size-complex="16pt" style:font-weight-complex="normal"/>
    </style:style>
    <style:style style:name="P20" style:family="paragraph" style:parent-style-name="Text_20_body" style:list-style-name="L1">
      <style:paragraph-properties fo:text-align="start" style:justify-single-word="false"/>
      <style:text-properties officeooo:paragraph-rsid="001d2c92"/>
    </style:style>
    <style:style style:name="P21" style:family="paragraph" style:parent-style-name="Text_20_body" style:list-style-name="L1">
      <style:paragraph-properties fo:text-align="start" style:justify-single-word="false"/>
      <style:text-properties fo:font-size="18pt" fo:font-weight="bold" officeooo:rsid="001e25cc" officeooo:paragraph-rsid="001e25cc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Liberation Serif" fo:font-size="12pt" officeooo:rsid="001ef517" officeooo:paragraph-rsid="001ef517" style:font-size-asian="10.5pt" style:font-size-complex="12pt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Liberation Serif" fo:font-size="16pt" fo:font-weight="bold" officeooo:rsid="001e25cc" officeooo:paragraph-rsid="001e25cc" style:font-size-asian="16pt" style:font-weight-asian="bold" style:font-size-complex="16pt" style:font-weight-complex="bold"/>
    </style:style>
    <style:style style:name="P24" style:family="paragraph" style:parent-style-name="Text_20_body" style:list-style-name="L2">
      <style:paragraph-properties fo:text-align="start" style:justify-single-word="false"/>
      <style:text-properties fo:font-size="12pt" fo:font-weight="normal" officeooo:rsid="001fefe9" officeooo:paragraph-rsid="001fefe9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d2c92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e25cc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e25cc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style:font-size-asian="10.5pt" style:font-size-complex="12pt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01d2c92" style:font-size-asian="10.5pt" style:font-size-complex="12pt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style:font-size-asian="10.5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Liberation Serif" fo:letter-spacing="normal" fo:font-style="normal"/>
    </style:style>
    <style:style style:name="T10" style:family="text">
      <style:text-properties fo:font-variant="normal" fo:text-transform="none" fo:color="#000000" loext:opacity="100%" style:font-name="Liberation Serif" fo:letter-spacing="normal" fo:font-style="normal" style:text-underline-style="none"/>
    </style:style>
    <style:style style:name="T11" style:family="text">
      <style:text-properties fo:font-variant="normal" fo:text-transform="none" fo:color="#000000" loext:opacity="100%" style:font-name="Liberation Serif" fo:letter-spacing="normal" fo:font-style="normal" style:text-underline-style="none" officeooo:rsid="001d2c92"/>
    </style:style>
    <style:style style:name="T12" style:family="text">
      <style:text-properties fo:font-variant="normal" fo:text-transform="none" fo:color="#000000" loext:opacity="100%" style:font-name="Liberation Serif" fo:letter-spacing="normal" fo:font-style="normal" officeooo:rsid="0021addd"/>
    </style:style>
    <style:style style:name="T13" style:family="text">
      <style:text-properties fo:font-variant="normal" fo:text-transform="none" fo:color="#000000" loext:opacity="100%" style:font-name="Arial" fo:font-size="8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fo:letter-spacing="normal" fo:font-style="normal"/>
    </style:style>
    <style:style style:name="T15" style:family="text">
      <style:text-properties fo:font-variant="normal" fo:text-transform="none" fo:color="#000000" loext:opacity="100%" fo:letter-spacing="normal" fo:font-style="normal" fo:font-weight="normal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1fefe9"/>
    </style:style>
    <style:style style:name="T17" style:family="text">
      <style:text-properties fo:font-variant="normal" fo:text-transform="none" fo:color="#000000" loext:opacity="100%" fo:letter-spacing="normal" fo:font-style="normal" fo:font-weight="bold" officeooo:rsid="001fefe9" style:font-weight-asian="bold" style:font-weight-complex="bold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Training Document</text:p>
      <text:p text:style-name="P2"/>
      <text:list xml:id="list1272896603" text:style-name="L1">
        <text:list-item>
          <text:p text:style-name="P6">Python Features:</text:p>
          <text:list>
            <text:list-item>
              <text:p text:style-name="P6"><text:span text:style-name="T18">Python is a dynamic, free open source and interpreted programming language.</text:span></text:p>
            </text:list-item>
            <text:list-item>
              <text:p text:style-name="P6"><text:span text:style-name="T18">It supports both object-oriented as well as procedural oriented programming.</text:span></text:p>
            </text:list-item>
            <text:list-item>
              <text:p text:style-name="P6"><text:span text:style-name="T18">Since it is a dynamically typed language we don’t declare the type of the variable.</text:span></text:p>
            </text:list-item>
            <text:list-item>
              <text:p text:style-name="P6"><text:span text:style-name="T18">Easy to code.</text:span></text:p>
            </text:list-item>
            <text:list-item>
              <text:p text:style-name="P6"><text:span text:style-name="T18">It has GUI programming support. (ex: PyQt4, PyQt5)</text:span></text:p>
            </text:list-item>
            <text:list-item>
              <text:p text:style-name="P6"><text:span text:style-name="T18">It is a High-Level language.</text:span></text:p>
            </text:list-item>
            <text:list-item>
              <text:p text:style-name="P6"><text:span text:style-name="T18">It is portable Language.</text:span></text:p>
            </text:list-item>
            <text:list-item>
              <text:p text:style-name="P6"><text:span text:style-name="T18">It has large standard libraries.</text:span></text:p>
            </text:list-item>
            <text:list-item>
              <text:p text:style-name="P8"><text:span text:style-name="T18">It is extensible. It can be extended to other languages like C, C++.</text:span></text:p>
            </text:list-item>
          </text:list>
        </text:list-item>
      </text:list>
      <text:p text:style-name="P7"><text:span text:style-name="T18"/></text:p>
      <text:list xml:id="list181660763348703" text:continue-numbering="true" text:style-name="L1">
        <text:list-item>
          <text:p text:style-name="P12">Advantages:</text:p>
          <text:list>
            <text:list-item>
              <text:p text:style-name="P8"><text:span text:style-name="T18">Less coding since it has standard library support, so we don’t have to depend on third party libraries.</text:span></text:p>
            </text:list-item>
            <text:list-item>
              <text:p text:style-name="P8"><text:span text:style-name="T18">Affordable. It is free so individuals, small or big companies can leverage the free available resources.</text:span></text:p>
            </text:list-item>
            <text:list-item>
              <text:p text:style-name="P8"><text:span text:style-name="T18">Python can run on any machine whether it is Windows, Linux, or Mac.</text:span></text:p>
            </text:list-item>
          </text:list>
        </text:list-item>
      </text:list>
      <text:p text:style-name="P9"><text:span text:style-name="T18"/></text:p>
      <text:list xml:id="list181660142314840" text:continue-numbering="true" text:style-name="L1">
        <text:list-item>
          <text:p text:style-name="P12">Disadvantages:</text:p>
          <text:list>
            <text:list-item>
              <text:p text:style-name="P8"><text:span text:style-name="T18">Since python is interpreted and is executed line by line, it often results in slow execution.</text:span></text:p>
            </text:list-item>
            <text:list-item>
              <text:p text:style-name="P10"><text:span text:style-name="T18">Weak in Mobile Computing and Browsers. While it is an excellent server-side Language, it is much rarely seen on client-side.</text:span></text:p>
            </text:list-item>
            <text:list-item>
              <text:p text:style-name="P10"><text:span text:style-name="T18">Underdeveloped Database Layers. When compared to JDBC and ODBC, Python’s Database access layer are a bit underdeveloped.</text:span></text:p>
            </text:list-item>
          </text:list>
        </text:list-item>
      </text:list>
      <text:p text:style-name="P11"><text:span text:style-name="T18"/></text:p>
      <text:list xml:id="list181660018850436" text:continue-numbering="true" text:style-name="L1">
        <text:list-header>
          <text:p text:style-name="P20"><text:span text:style-name="T3"/></text:p>
        </text:list-header>
        <text:list-item>
          <text:p text:style-name="P21"><text:span text:style-name="T11">P</text:span><text:span text:style-name="T10">ython Identifiers:</text:span></text:p>
          <text:p text:style-name="P20"><text:span text:style-name="T3">A Python identifier is a name used to identify a variable, function, class, or </text:span><text:span text:style-name="T4">an </text:span><text:span text:style-name="T3">object. An identifier starts with a letter A to Z or a to z or an underscore (_) followed by zero or more letters, underscores and digits (0 to 9).</text:span><text:span text:style-name="T5"> </text:span><text:span text:style-name="T1">Python does not allow punctuation characters such as @, $, and % within identifiers. Python is a case sensitive programming language</text:span><text:span text:style-name="T13">.</text:span></text:p>
        </text:list-item>
        <text:list-item>
          <text:p text:style-name="P23"><text:span text:style-name="T14">Python Keywords:</text:span></text:p>
        </text:list-item>
      </text:list>
      <text:p text:style-name="P22"><text:span text:style-name="T15"><text:tab/>Python Keywords are reserved words which cannot be used as a variable name, object name or any other identifiers.</text:span></text:p>
      <text:p text:style-name="P22"><text:soft-page-break/><text:span text:style-name="T15">Ex: None, True, False, and, or, not, in, </text:span><text:span text:style-name="T16">is, </text:span><text:span text:style-name="T17">iteration keywords</text:span><text:span text:style-name="T16"> like for, while, break, continue, </text:span><text:span text:style-name="T17">conditional keywords</text:span><text:span text:style-name="T16"> like if, else, elif, declaration keywords like def, class and so on.</text:span></text:p>
      <text:list xml:id="list3170175321" text:style-name="L2">
        <text:list-item>
          <text:p text:style-name="P13"><text:span text:style-name="T9">Python Data Types:</text:span></text:p>
          <text:p text:style-name="P24"><text:span text:style-name="T9">There are </text:span><text:span text:style-name="T12">many </text:span><text:span text:style-name="T9">categories in data types in python:</text:span></text:p>
          <text:list>
            <text:list-item>
              <text:p text:style-name="P13"><text:span text:style-name="T7">N</text:span><text:span text:style-name="T6">umeric Type:</text:span></text:p>
              <text:p text:style-name="P17"><text:span text:style-name="T6">This represents the data which has numeric values. They can be integers, floating numbers or even complex numbers.</text:span></text:p>
            </text:list-item>
            <text:list-item>
              <text:p text:style-name="P17"><text:span text:style-name="T8">Sequence Type</text:span><text:span text:style-name="T6">:</text:span></text:p>
              <text:p text:style-name="P17"><text:span text:style-name="T6">Sequence Data types are nothing but ordered collection of similar or different data types. There are several sequence types in python:</text:span></text:p>
              <text:list>
                <text:list-item>
                  <text:p text:style-name="P17"><text:span text:style-name="T6">String:</text:span></text:p>
                  <text:p text:style-name="P17"><text:span text:style-name="T6">A string is a collection of one more characters put in a single, double or triple quotes. String type are immutable in python.</text:span></text:p>
                </text:list-item>
                <text:list-item>
                  <text:p text:style-name="P18"><text:span text:style-name="T6">Lists:</text:span></text:p>
                  <text:p text:style-name="P18"><text:span text:style-name="T6">List is an ordered collection of data. Items in the list may not be of the same type.</text:span></text:p>
                </text:list-item>
                <text:list-item>
                  <text:p text:style-name="P18"><text:span text:style-name="T6">Tuple:</text:span></text:p>
                  <text:p text:style-name="P18"><text:span text:style-name="T6">Tuple is also an ordered collection of data, the only difference between lists and tuples is that they are immutable.</text:span></text:p>
                </text:list-item>
              </text:list>
            </text:list-item>
            <text:list-item>
              <text:p text:style-name="P14"><text:span text:style-name="T6">Set:</text:span></text:p>
              <text:p text:style-name="P14"><text:span text:style-name="T2">Set is an unordered collection of data types that is iterable, mutable, and has no duplicate elements.</text:span></text:p>
            </text:list-item>
            <text:list-item>
              <text:p text:style-name="P15"><text:span text:style-name="T6">Dictionary:</text:span></text:p>
              <text:p text:style-name="P15"><text:span text:style-name="T2">Dictionary is an unordered collection of data values, used to store data in a key-value pair like a map.</text:span></text:p>
            </text:list-item>
            <text:list-item>
              <text:p text:style-name="P16"><text:span text:style-name="T6">Boolean:</text:span></text:p>
              <text:p text:style-name="P19"><text:soft-page-break/><text:span text:style-name="T6">Boolean is an unique data type which stores one of the two built-in values either True or False.</text:span></text:p>
            </text:list-item>
          </text:list>
        </text:list-item>
        <text:list-item>
          <text:p text:style-name="P16"><text:span text:style-name="T10">Python Variables:</text:span></text:p>
        </text:list-item>
      </text:list>
      <text:list xml:id="list181661602675648" text:continue-list="list181660018850436" text:style-name="L1">
        <text:list-header>
          <text:p text:style-name="P3">Python is dynamically typed, we do not need to declare variables before using them or declare their type.</text:p>
          <text:p text:style-name="P3"/>
          <text:p text:style-name="P3">A Variable is nothing but a name given to the data stored in the memory location.</text:p>
          <text:p text:style-name="P3"/>
          <text:p text:style-name="P4">We can also re-declare the variables once we have declared it already.</text:p>
          <text:p text:style-name="P4">Ex: a=5</text:p>
          <text:p text:style-name="P4">print(a)</text:p>
          <text:p text:style-name="P4">a=8.5</text:p>
          <text:p text:style-name="P4">print(a)</text:p>
          <text:p text:style-name="P4">it will print both 5 and 8.5 one after the other.</text:p>
          <text:p text:style-name="P4"/>
          <text:p text:style-name="P4">We can also assign single using = operator.</text:p>
          <text:p text:style-name="P4">Ex: a=b=c=15;</text:p>
        </text:list-header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Verdana, Tahoma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4T18:16:59.556000000</dc:date>
    <meta:editing-duration>PT36M46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3" meta:paragraph-count="57" meta:word-count="604" meta:character-count="3299" meta:non-whitespace-character-count="2801"/>
  </office:meta>
</office:document-meta>
</file>